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Noto, 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Arial" fo:font-size="16pt" fo:language="cs" fo:country="CZ" style:text-underline-style="none" style:font-size-asian="16pt" style:font-size-complex="16pt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cc3300" style:font-name="Arial" fo:font-size="16pt" fo:language="cs" fo:country="CZ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Arial" fo:font-size="16pt" fo:letter-spacing="normal" fo:language="cs" fo:country="CZ" fo:font-style="normal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cc3300" style:font-name="Arial" fo:font-size="16pt" fo:letter-spacing="normal" fo:language="en" fo:country="US" fo:font-style="normal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margin-top="0in" fo:margin-bottom="0.1201in" fo:line-height="150%" fo:text-align="justify" style:justify-single-word="false" fo:text-indent="0in" style:auto-text-indent="false"/>
      <style:text-properties fo:color="#000000" style:font-name="Arial" fo:font-size="16pt" fo:language="cs" fo:country="CZ" style:text-underline-style="none" style:font-size-asian="16pt" style:font-size-complex="16pt"/>
    </style:style>
    <style:style style:name="P6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fo:color="#cc3300" style:font-name="Arial" fo:font-size="16pt" fo:language="cs" fo:country="CZ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in" fo:margin-right="0in" fo:margin-top="0in" fo:margin-bottom="0.1402in" fo:line-height="150%" fo:text-align="justify" style:justify-single-word="false" fo:text-indent="0in" style:auto-text-indent="false"/>
      <style:text-properties fo:color="#000000" style:font-name="Arial" fo:font-size="16pt" fo:language="en" fo:country="US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false" fo:background-color="#eeeeee">
        <style:background-image/>
      </style:paragraph-properties>
      <style:text-properties fo:font-variant="normal" fo:text-transform="none" fo:color="#000000" style:font-name="Arial" fo:font-size="16pt" fo:letter-spacing="normal" fo:language="cs" fo:country="CZ" fo:font-style="normal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0in" fo:margin-right="0in" fo:line-height="150%" fo:text-align="start" style:justify-single-word="false" fo:text-indent="0in" style:auto-text-indent="false" fo:background-color="#eeeeee">
        <style:background-image/>
      </style:paragraph-properties>
      <style:text-properties fo:font-variant="normal" fo:text-transform="none" fo:color="#000000" style:font-name="Arial" fo:font-size="16pt" fo:letter-spacing="normal" fo:language="cs" fo:country="CZ" fo:font-style="normal" style:text-underline-style="none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font-variant="normal" fo:text-transform="none" fo:color="#000000" style:font-name="Arial" fo:font-size="16pt" fo:letter-spacing="normal" fo:language="en" fo:country="US" fo:font-style="normal" style:text-underline-style="none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font-variant="normal" fo:text-transform="none" fo:color="#000000" style:font-name="Arial" fo:font-size="16pt" fo:letter-spacing="normal" fo:language="cs" fo:country="CZ" fo:font-style="normal" style:text-underline-style="none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font-variant="normal" fo:text-transform="none" fo:color="#cc3300" style:font-name="Arial" fo:font-size="16pt" fo:letter-spacing="normal" fo:language="en" fo:country="US" fo:font-style="normal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Roboto"/>
    </style:style>
    <style:style style:name="T5" style:family="text">
      <style:text-properties fo:color="#000000" fo:language="cs" fo:country="CZ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brý den,</text:p>
      <text:p text:style-name="P1">jmenuji se Dalibor Pavlík. Chtěl <text:span text:style-name="T1">bych</text:span> se vás zeptat na něco, co se týká mojí činnosti a CC licencí. <text:span text:style-name="T1">Za jakoukoli odpov</text:span>ěď bud<text:span text:style-name="T1">u</text:span> vděčný.</text:p>
      <text:p text:style-name="P1"/>
      <text:p text:style-name="P2">POVOLENÍ</text:p>
      <text:p text:style-name="P1">V současnosti vytvářím buddhistický YouTube kanál PANDITA CZ.</text:p>
      <text:p text:style-name="P1"/>
      <text:p text:style-name="P1">https://www.youtube.com/channel/UC1IIp3Yo_PaJPsEU9BUk1ew</text:p>
      <text:p text:style-name="P1"/>
      <text:p text:style-name="P1">Od Buddhistické společnosti Západní Austrálie (BSZA) mám povolení používat videa z jejich YouTube kanálu. <text:s/></text:p>
      <text:p text:style-name="P1"/>
      <text:p text:style-name="P1">https://www.youtube.com/user/BuddhistSocietyWA</text:p>
      <text:p text:style-name="P1"/>
      <text:p text:style-name="P1">To znamená, že můžu ta videa stáhnout, vytvořit k nim titulky nebo české znění, a umístit je na můj YouTube kanál PANDITA CZ. </text:p>
      <text:p text:style-name="P1"/>
      <text:p text:style-name="P6">VYTVOŘENÉ TITULKY </text:p>
      <text:p text:style-name="P7">Ke dne<text:span text:style-name="T2">šnímu dni (</text:span>28.5.2021<text:span text:style-name="T2">) jsem vytvořil titulky k těmto videím:</text:span></text:p>
      <text:p text:style-name="P1">Čtyři způsoby, jak se pustit -<text:span text:style-name="T1"> </text:span>Four Ways of Letting Go </text:p>
      <text:p text:style-name="P1">Inteligence není moudrost -<text:span text:style-name="T1"> Inteligence is Not Wisdom </text:span></text:p>
      <text:p text:style-name="P1">Učíme se, jak být v klidu sami se sebou -<text:span text:style-name="T1"> Learn to be at </text:span>p<text:span text:style-name="T1">eace with </text:span>yourself</text:p>
      <text:p text:style-name="P1"/>
      <text:p text:style-name="P4"><text:soft-page-break/>JAK ZVE<text:span text:style-name="T2">ŘEJNIT TITULKY POD LICENCÍ</text:span></text:p>
      <text:p text:style-name="P10"><text:span text:style-name="T2">Můžu k licencování mojí práce na titulcích použít tento text? Je v popisku ke všem třem zmíněným videím na YouTube kanálu PANDITA CZ. </text:span></text:p>
      <text:p text:style-name="P10"><text:span text:style-name="T2"/></text:p>
      <text:p text:style-name="P12"><text:span text:style-name="T5">Nejsem vlastníkem videí, ke kterým jsem titulky vytvářel. Takže je ten text trochu delší. </text:span></text:p>
      <text:p text:style-name="P11"/>
      <text:p text:style-name="P8"/>
      <text:p text:style-name="P8">//<text:span text:style-name="T3">CC-BY</text:span> LICENCE K ČESKÝM TITULKŮM </text:p>
      <text:p text:style-name="P8">Autorem českých titulků k tomuto videu je Dalibor Pavlík. Práce na jejich tvorbě je licencována za podmínek licence </text:p>
      <text:p text:style-name="P8"/>
      <text:p text:style-name="P8">CC Uveďte původ 4.0. Mezinárodní. </text:p>
      <text:p text:style-name="P8"/>
      <text:p text:style-name="P8">Více informací o této licenci najdete na adrese: </text:p>
      <text:p text:style-name="P8">https://creativecommons.org/licenses/by/4.0/deed.cs </text:p>
      <text:p text:style-name="P9"><text:line-break/><text:span text:style-name="T4">Za podmínek této licence je licencována pouze práce na tvorbě <text:s/>českých titulků, nikoli titulky samotné. </text:span></text:p>
      <text:p text:style-name="P9"><text:span text:style-name="T4"/></text:p>
      <text:p text:style-name="P9"><text:span text:style-name="T4">Podrobnější informace o oprávnění k užití českých titulků najdete zde:</text:span></text:p>
      <text:p text:style-name="P9"><text:span text:style-name="T4"><text:s/></text:span></text:p>
      <text:p text:style-name="P9"><text:span text:style-name="T4">https://drive.google.com/drive/u/0/folders/16nYDrS2RoqtO4ttlh4zDNI</text:span><text:soft-page-break/><text:span text:style-name="T4">QW5lw3t0vA</text:span> <text:line-break/></text:p>
      <text:p text:style-name="P3"/>
      <text:p text:style-name="P3">Ve složce, na kterou tento text odkazuje je soubor s podrobnými instrukcemi k použití titulků.</text:p>
      <text:p text:style-name="P3"/>
      <text:p text:style-name="P3">Je to prosím takto správně? Můžu teď práci na mých titulcích teď <text:s/>považovat za licencovanou za podmínek licence CC Uveďte půdvod 4.0.?<text:line-break/><text:line-break/>Několik dní jsem se tím zabýval. Toto je kratší verze mojí otázky. Delší verzi najdete v příloze.</text:p>
      <text:p text:style-name="P3"/>
      <text:p text:style-name="P3">S pozdravem,</text:p>
      <text:p text:style-name="P3">Dalibor Pavlík</text:p>
      <text:p text:style-name="P3"><text:s/><text:lin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Noto, 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28T16:01:29.57</meta:creation-date>
    <dc:date>2021-05-28T20:31:12.49</dc:date>
    <meta:editing-duration>PT4H12M55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3" meta:paragraph-count="30" meta:word-count="285" meta:character-count="1966"/>
  </office:meta>
</office:document-meta>
</file>